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 style:list-style-name="L1">
      <style:text-properties fo:color="#000000" fo:font-size="14pt" fo:language="uk" fo:country="UA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 style:list-style-name="L2">
      <style:text-properties fo:color="#000000" fo:font-size="14pt" fo:language="uk" fo:country="UA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 style:list-style-name="L2">
      <style:paragraph-properties fo:text-align="justify" style:justify-single-word="false"/>
      <style:text-properties fo:color="#000000" fo:font-size="14pt" fo:language="uk" fo:country="UA" fo:font-weight="normal" style:font-size-asian="14pt" style:language-asian="zxx" style:country-asian="none" style:font-weight-asian="normal" style:font-size-complex="14pt" style:language-complex="zxx" style:country-complex="none"/>
    </style:style>
    <style:style style:name="P5" style:family="paragraph" style:parent-style-name="Standard" style:list-style-name="L2">
      <style:text-properties fo:color="#000000" fo:font-size="14pt" style:font-size-asian="14pt" style:font-size-complex="14pt"/>
    </style:style>
    <style:style style:name="P6" style:family="paragraph" style:parent-style-name="Heading_20_3" style:list-style-name="L2">
      <style:paragraph-properties fo:text-align="justify" style:justify-single-word="false"/>
      <style:text-properties fo:color="#000000" fo:font-size="14pt" fo:language="uk" fo:country="UA" fo:font-weight="normal" style:font-size-asian="14pt" style:language-asian="zxx" style:country-asian="none" style:font-weight-asian="normal" style:font-size-complex="14pt" style:language-complex="zxx" style:country-complex="none"/>
    </style:style>
    <style:style style:name="T1" style:family="text">
      <style:text-properties fo:color="#000000" fo:font-size="32pt" fo:language="uk" fo:country="UA" fo:font-weight="bold" fo:background-color="transparent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language="uk" fo:country="UA" style:language-asian="zxx" style:country-asian="none" style:language-complex="zxx" style:country-complex="none"/>
    </style:style>
    <style:style style:name="T3" style:family="text">
      <style:text-properties fo:language="uk" fo:country="UA" fo:font-weight="normal" style:language-asian="zxx" style:country-asian="none" style:font-weight-asian="normal" style:language-complex="zxx" style:country-complex="none"/>
    </style:style>
    <style:style style:name="T4" style:family="text">
      <style:text-properties fo:font-size="14pt" fo:language="uk" fo:country="UA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5" style:family="text">
      <style:text-properties fo:font-size="32pt" fo:language="uk" fo:country="UA" fo:font-weight="bold" fo:background-color="transparent" style:font-size-asian="32pt" style:language-asian="zxx" style:country-asian="none" style:font-weight-asian="bold" style:font-size-complex="32pt" style:language-complex="zxx" style:country-complex="none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9.8 </text:span><text:span text:style-name="T4">Етапи створення:</text:span></text:p>
      <text:list xml:id="list20977981762" text:style-name="L1">
        <text:list-item>
          <text:p text:style-name="P2">Формування загальних вимог до КСЗІ в ІТС </text:p>
          <text:list>
            <text:list-item>
              <text:p text:style-name="P2">обгрунтування необхідності створення, обстеження, аналіз середовища та інформаційних джерел, визначення завдань</text:p>
            </text:list-item>
          </text:list>
        </text:list-item>
      </text:list>
      <text:list xml:id="list53063721" text:style-name="L2">
        <text:list-item>
          <text:p text:style-name="P3">Розробка політики безпеки інформації в ІТС</text:p>
          <text:list>
            <text:list-item>
              <text:p text:style-name="P3">вивчення об’єкту, офрмлення політики безпеки, <text:s/>НД ТЗІ 1.1-002</text:p>
            </text:list-item>
          </text:list>
        </text:list-item>
        <text:list-item>
          <text:p text:style-name="P3">Розробка технічного завдання на створення КСЗІ </text:p>
          <text:list>
            <text:list-item>
              <text:p text:style-name="P5"><text:span text:style-name="T2">організаційно-технічним документом, </text:span><text:span text:style-name="T3">об'єднання в єдину систему усіх необхідних заходів і засобів захисту від різноманітних загроз безпеці інформації на всіх етапах життєвого циклу ІТС.</text:span></text:p>
            </text:list-item>
          </text:list>
        </text:list-item>
        <text:list-item>
          <text:p text:style-name="P3">Розробка проекту КСЗІ </text:p>
          <text:list>
            <text:list-item>
              <text:h text:style-name="P6" text:outline-level="3">Ескізний проект КСЗІ, Технічний проект КСЗІ, Робочий проект КСЗІ</text:h>
            </text:list-item>
          </text:list>
        </text:list-item>
        <text:list-item>
          <text:p text:style-name="P3">Введення КСЗІ в дію та оцінка захищеності інформації в ІТС </text:p>
          <text:list>
            <text:list-item>
              <text:p text:style-name="P4">Підготовка КСЗІ до введення в дію, Навчання користувачів, Комплектування КСЗІ, Будівельно-монтажні роботи, Пусконалагоджувальні роботи, Дослідна експлуатація, </text:p>
            </text:list-item>
          </text:list>
        </text:list-item>
        <text:list-item>
          <text:p text:style-name="P3">Супроводження КСЗІ </text:p>
          <text:list>
            <text:list-item>
              <text:p text:style-name="P4">Виконуються роботи з організаційного забезпечення функціонування КСЗІ та управління засобами захисту інформації відповідно до Плану захисту та експлуатаційної документації на компоненти КСЗІ, гарантійному і післягарантійному технічному обслуговуванню засобів захисту інформації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Стиль_20_Заголовок_20_2_20__2b__20_по_20_ширине_20_Перед_3a__20__20_6_20_пт_20_После_3a__20__20_0_20_пт" style:display-name="Стиль Заголовок 2 + по ширине Перед:  6 пт После:  0 пт" style:family="paragraph" style:parent-style-name="Heading_20_2" style:default-outline-level="" style:list-style-name="">
      <style:paragraph-properties fo:margin="100%" fo:margin-left="0in" fo:margin-right="0in" fo:margin-top="0.1665in" fo:margin-bottom="0in" fo:text-align="justify" style:justify-single-word="false" fo:text-indent="0.3937in" style:auto-text-indent="false"/>
      <style:text-properties fo:font-weight="bold" style:font-weight-asian="bold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21:09:47</dc:date>
    <dc:creator>mark </dc:creator>
    <meta:editing-duration>PT39M53S</meta:editing-duration>
    <meta:editing-cycles>55</meta:editing-cycles>
    <meta:document-statistic meta:table-count="0" meta:image-count="0" meta:object-count="0" meta:page-count="1" meta:paragraph-count="13" meta:word-count="146" meta:character-count="1119" meta:non-whitespace-character-count="991"/>
  </office:meta>
</office:document-meta>
</file>